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e837" officeooo:paragraph-rsid="001ee837"/>
    </style:style>
    <style:style style:name="P2" style:family="paragraph" style:parent-style-name="Standard">
      <style:text-properties officeooo:rsid="001f0d75" officeooo:paragraph-rsid="001f0d75"/>
    </style:style>
    <style:style style:name="P3" style:family="paragraph" style:parent-style-name="Standard">
      <style:text-properties fo:font-weight="bold" officeooo:rsid="001f0d75" officeooo:paragraph-rsid="001f0d75" style:font-weight-asian="bold" style:font-weight-complex="bold"/>
    </style:style>
    <style:style style:name="P4" style:family="paragraph" style:parent-style-name="Standard">
      <style:text-properties fo:font-weight="bold" officeooo:rsid="001f706c" officeooo:paragraph-rsid="001f706c" style:font-weight-asian="bold" style:font-weight-complex="bold"/>
    </style:style>
    <style:style style:name="P5" style:family="paragraph" style:parent-style-name="Standard">
      <style:text-properties fo:font-style="normal" fo:font-weight="bold" officeooo:rsid="001f706c" officeooo:paragraph-rsid="001f706c" style:font-style-asian="normal" style:font-weight-asian="bold" style:font-style-complex="normal" style:font-weight-complex="bold"/>
    </style:style>
    <style:style style:name="P6" style:family="paragraph" style:parent-style-name="Standard">
      <style:text-properties fo:font-style="normal" fo:font-weight="bold" officeooo:rsid="0020a0a3" officeooo:paragraph-rsid="0020a0a3" style:font-style-asian="normal" style:font-weight-asian="bold" style:font-style-complex="normal" style:font-weight-complex="bold"/>
    </style:style>
    <style:style style:name="P7" style:family="paragraph" style:parent-style-name="Standard">
      <style:text-properties fo:font-style="normal" fo:font-weight="bold" officeooo:rsid="0025b4a4" officeooo:paragraph-rsid="0025b4a4" style:font-style-asian="normal" style:font-weight-asian="bold" style:font-style-complex="normal" style:font-weight-complex="bold"/>
    </style:style>
    <style:style style:name="P8" style:family="paragraph" style:parent-style-name="Standard">
      <style:text-properties fo:font-style="normal" fo:font-weight="normal" officeooo:rsid="001f706c" officeooo:paragraph-rsid="001f706c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20a0a3" officeooo:paragraph-rsid="0020a0a3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22fd14" officeooo:paragraph-rsid="0022fd14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normal" officeooo:rsid="00276a75" officeooo:paragraph-rsid="00276a75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tyle="normal" fo:font-weight="normal" officeooo:rsid="00276a75" officeooo:paragraph-rsid="00276a75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tyle="normal" fo:font-weight="normal" officeooo:rsid="002c0a96" officeooo:paragraph-rsid="002c0a96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20a0a3" officeooo:paragraph-rsid="0020a0a3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officeooo:rsid="0020a0a3" officeooo:paragraph-rsid="0036963a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normal" officeooo:rsid="0022fd14" officeooo:paragraph-rsid="0022fd14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fo:font-weight="normal" officeooo:rsid="0022fd14" officeooo:paragraph-rsid="0034d866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normal" officeooo:rsid="002c8b5a" officeooo:paragraph-rsid="002c8b5a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fo:font-weight="normal" officeooo:rsid="002ccf6d" officeooo:paragraph-rsid="002ccf6d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fo:font-weight="normal" officeooo:rsid="002e39fd" officeooo:paragraph-rsid="002e39fd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tyle="normal" fo:font-weight="normal" officeooo:rsid="00325c06" officeooo:paragraph-rsid="00325c06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fo:font-weight="normal" officeooo:rsid="0034857b" officeooo:paragraph-rsid="0034857b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tyle="normal" fo:font-weight="normal" officeooo:rsid="0034857b" officeooo:paragraph-rsid="0034857b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fo:font-weight="normal" officeooo:rsid="00383999" officeooo:paragraph-rsid="00383999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fo:font-weight="normal" officeooo:rsid="003a418d" officeooo:paragraph-rsid="003a418d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fo:font-weight="normal" officeooo:rsid="003af28e" officeooo:paragraph-rsid="003af28e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fo:font-weight="normal" officeooo:rsid="003af28e" officeooo:paragraph-rsid="003b3124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fo:font-weight="normal" officeooo:rsid="003af28e" officeooo:paragraph-rsid="003d8da8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normal" fo:font-weight="normal" officeooo:rsid="003b3124" officeooo:paragraph-rsid="003b3124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font-style="normal" fo:font-weight="normal" officeooo:rsid="003b3124" officeooo:paragraph-rsid="003f1fde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tyle="normal" fo:font-weight="normal" officeooo:rsid="001f706c" officeooo:paragraph-rsid="001f706c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font-style="normal" fo:font-weight="normal" officeooo:rsid="003f1fde" officeooo:paragraph-rsid="003f1fde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font-style="normal" fo:font-weight="normal" officeooo:rsid="004221b4" officeooo:paragraph-rsid="004221b4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font-style="normal" fo:font-weight="normal" officeooo:rsid="004482b3" officeooo:paragraph-rsid="004482b3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font-style="normal" fo:font-weight="bold" officeooo:rsid="002bfe54" officeooo:paragraph-rsid="002bfe54" style:font-style-asian="normal" style:font-weight-asian="bold" style:font-style-complex="normal" style:font-weight-complex="bold"/>
    </style:style>
    <style:style style:name="P36" style:family="paragraph" style:parent-style-name="Standard">
      <style:text-properties fo:font-style="normal" fo:font-weight="bold" officeooo:rsid="002ccf6d" officeooo:paragraph-rsid="002ccf6d" style:font-style-asian="normal" style:font-weight-asian="bold" style:font-style-complex="normal" style:font-weight-complex="bold"/>
    </style:style>
    <style:style style:name="P37" style:family="paragraph" style:parent-style-name="Standard">
      <style:text-properties fo:font-style="normal" fo:font-weight="bold" officeooo:rsid="002e39fd" officeooo:paragraph-rsid="002e39fd" style:font-style-asian="normal" style:font-weight-asian="bold" style:font-style-complex="normal" style:font-weight-complex="bold"/>
    </style:style>
    <style:style style:name="P38" style:family="paragraph" style:parent-style-name="Standard">
      <style:text-properties fo:font-style="normal" fo:font-weight="bold" officeooo:rsid="00309bc4" officeooo:paragraph-rsid="00309bc4" style:font-style-asian="normal" style:font-weight-asian="bold" style:font-style-complex="normal" style:font-weight-complex="bold"/>
    </style:style>
    <style:style style:name="P39" style:family="paragraph" style:parent-style-name="Standard">
      <style:text-properties fo:font-style="normal" fo:font-weight="bold" officeooo:rsid="003af28e" officeooo:paragraph-rsid="003af28e" style:font-style-asian="normal" style:font-weight-asian="bold" style:font-style-complex="normal" style:font-weight-complex="bold"/>
    </style:style>
    <style:style style:name="P40" style:family="paragraph" style:parent-style-name="Standard">
      <style:text-properties fo:font-style="normal" fo:font-weight="bold" officeooo:rsid="004221b4" officeooo:paragraph-rsid="004221b4" style:font-style-asian="normal" style:font-weight-asian="bold" style:font-style-complex="normal" style:font-weight-complex="bold"/>
    </style:style>
    <style:style style:name="P41" style:family="paragraph" style:parent-style-name="Standard">
      <style:text-properties fo:font-style="italic" fo:font-weight="normal" officeooo:rsid="002e39fd" officeooo:paragraph-rsid="002e39fd" style:font-style-asian="italic" style:font-weight-asian="normal" style:font-style-complex="italic" style:font-weight-complex="normal"/>
    </style:style>
    <style:style style:name="P42" style:family="paragraph" style:parent-style-name="Standard">
      <style:text-properties fo:font-weight="normal" officeooo:rsid="001f0d75" officeooo:paragraph-rsid="003caf73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weight="normal" officeooo:rsid="001f0d75" officeooo:paragraph-rsid="003caf73" style:font-weight-asian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officeooo:rsid="001ee837" officeooo:paragraph-rsid="001ee837"/>
    </style:style>
    <style:style style:name="P45" style:family="paragraph" style:parent-style-name="Standard">
      <style:paragraph-properties fo:text-align="center" style:justify-single-word="false"/>
      <style:text-properties fo:font-size="20pt" officeooo:rsid="001ee837" officeooo:paragraph-rsid="001ee837" style:font-size-asian="20pt" style:font-size-complex="20pt"/>
    </style:style>
    <style:style style:name="P46" style:family="paragraph" style:parent-style-name="Standard">
      <style:text-properties fo:color="#666666" loext:opacity="100%" fo:font-weight="normal" officeooo:rsid="001f0d75" officeooo:paragraph-rsid="003caf73" style:font-weight-asian="normal" style:font-weight-complex="normal"/>
    </style:style>
    <style:style style:name="P47" style:family="paragraph" style:parent-style-name="Standard">
      <style:text-properties fo:color="#666666" loext:opacity="100%" fo:font-style="italic" fo:font-weight="normal" officeooo:rsid="00276a75" officeooo:paragraph-rsid="00276a75" style:font-style-asian="italic" style:font-weight-asian="normal" style:font-style-complex="italic" style:font-weight-complex="normal"/>
    </style:style>
    <style:style style:name="P48" style:family="paragraph" style:parent-style-name="Standard">
      <style:text-properties fo:color="#666666" loext:opacity="100%" fo:font-style="italic" fo:font-weight="bold" officeooo:rsid="00276a75" officeooo:paragraph-rsid="00276a75" style:font-style-asian="italic" style:font-weight-asian="bold" style:font-style-complex="italic" style:font-weight-complex="bold"/>
    </style:style>
    <style:style style:name="P49" style:family="paragraph" style:parent-style-name="Standard">
      <style:text-properties fo:color="#666666" loext:opacity="100%" fo:font-style="normal" fo:font-weight="normal" officeooo:rsid="001f706c" officeooo:paragraph-rsid="001f706c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color="#666666" loext:opacity="100%" fo:font-style="normal" fo:font-weight="normal" officeooo:rsid="0020a0a3" officeooo:paragraph-rsid="0020a0a3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fo:color="#666666" loext:opacity="100%" fo:font-style="normal" fo:font-weight="normal" officeooo:rsid="00276a75" officeooo:paragraph-rsid="00276a75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color="#666666" loext:opacity="100%" fo:font-style="normal" fo:font-weight="normal" officeooo:rsid="0029689d" officeooo:paragraph-rsid="0029689d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fo:color="#666666" loext:opacity="100%" fo:font-style="normal" fo:font-weight="normal" officeooo:rsid="003a418d" officeooo:paragraph-rsid="003a418d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fo:color="#666666" loext:opacity="100%" fo:font-style="normal" fo:font-weight="normal" officeooo:rsid="002e39fd" officeooo:paragraph-rsid="002e39fd" style:font-style-asian="normal" style:font-weight-asian="normal" style:font-style-complex="normal" style:font-weight-complex="normal"/>
    </style:style>
    <style:style style:name="P55" style:family="paragraph" style:parent-style-name="Standard">
      <style:text-properties fo:color="#666666" loext:opacity="100%" fo:font-style="normal" fo:font-weight="bold" officeooo:rsid="00276a75" officeooo:paragraph-rsid="00276a75" style:font-style-asian="normal" style:font-weight-asian="bold" style:font-style-complex="normal" style:font-weight-complex="bold"/>
    </style:style>
    <style:style style:name="P56" style:family="paragraph" style:parent-style-name="Standard">
      <style:paragraph-properties fo:text-align="justify" style:justify-single-word="false"/>
      <style:text-properties fo:color="#666666" loext:opacity="100%" fo:font-style="normal" fo:font-weight="bold" officeooo:rsid="0029689d" officeooo:paragraph-rsid="0029689d" style:font-style-asian="normal" style:font-weight-asian="bold" style:font-style-complex="normal" style:font-weight-complex="bold"/>
    </style:style>
    <style:style style:name="P57" style:family="paragraph" style:parent-style-name="Standard">
      <style:text-properties fo:color="#666666" loext:opacity="100%" fo:font-style="normal" fo:font-weight="bold" officeooo:rsid="004221b4" officeooo:paragraph-rsid="004221b4" style:font-style-asian="normal" style:font-weight-asian="bold" style:font-style-complex="normal" style:font-weight-complex="bold"/>
    </style:style>
    <style:style style:name="P58" style:family="paragraph" style:parent-style-name="Standard">
      <style:paragraph-properties fo:text-align="justify" style:justify-single-word="false"/>
      <style:text-properties officeooo:rsid="001f0d75" officeooo:paragraph-rsid="001f0d75"/>
    </style:style>
    <style:style style:name="P59" style:family="paragraph" style:parent-style-name="Standard">
      <style:paragraph-properties fo:text-align="justify" style:justify-single-word="false"/>
      <style:text-properties fo:color="#000000" loext:opacity="100%" fo:font-style="italic" fo:font-weight="normal" officeooo:rsid="003caf73" officeooo:paragraph-rsid="003caf73" style:font-style-asian="italic" style:font-weight-asian="normal" style:font-style-complex="italic" style:font-weight-complex="normal"/>
    </style:style>
    <style:style style:name="P60" style:family="paragraph" style:parent-style-name="Standard">
      <style:text-properties fo:font-size="10.5pt" fo:font-style="italic" fo:font-weight="normal" officeooo:rsid="003caf73" officeooo:paragraph-rsid="003caf73" style:font-size-asian="10.5pt" style:font-style-asian="italic" style:font-weight-asian="normal" style:font-size-complex="10.5pt" style:font-style-complex="italic" style:font-weight-complex="normal"/>
    </style:style>
    <style:style style:name="P61" style:family="paragraph" style:parent-style-name="Standard">
      <style:text-properties style:font-name="Lucida Console" fo:font-size="10.5pt" fo:font-style="normal" fo:font-weight="normal" officeooo:rsid="004221b4" officeooo:paragraph-rsid="004221b4" style:font-size-asian="10.5pt" style:font-style-asian="normal" style:font-weight-asian="normal" style:font-size-complex="10.5pt" style:font-style-complex="normal" style:font-weight-complex="normal"/>
    </style:style>
    <style:style style:name="P62" style:family="paragraph" style:parent-style-name="Standard">
      <style:text-properties fo:color="#00008b" loext:opacity="100%" style:font-name="Lucida Console" fo:font-size="10.5pt" fo:font-style="normal" fo:font-weight="bold" officeooo:rsid="004221b4" officeooo:paragraph-rsid="004221b4" style:font-size-asian="10.5pt" style:font-style-asian="normal" style:font-weight-asian="bold" style:font-size-complex="10.5pt" style:font-style-complex="normal" style:font-weight-complex="bold"/>
    </style:style>
    <style:style style:name="T1" style:family="text">
      <style:text-properties officeooo:rsid="001f0d7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c0a96" style:font-weight-asian="bold" style:font-weight-complex="bold"/>
    </style:style>
    <style:style style:name="T4" style:family="text">
      <style:text-properties fo:font-weight="bold" officeooo:rsid="00309bc4" style:font-weight-asian="bold" style:font-weight-complex="bold"/>
    </style:style>
    <style:style style:name="T5" style:family="text">
      <style:text-properties fo:font-weight="bold" officeooo:rsid="0034d866" style:font-weight-asian="bold" style:font-weight-complex="bold"/>
    </style:style>
    <style:style style:name="T6" style:family="text">
      <style:text-properties fo:font-weight="bold" officeooo:rsid="0036963a" style:font-weight-asian="bold" style:font-weight-complex="bold"/>
    </style:style>
    <style:style style:name="T7" style:family="text">
      <style:text-properties fo:font-weight="bold" officeooo:rsid="0038ab24" style:font-weight-asian="bold" style:font-weight-complex="bold"/>
    </style:style>
    <style:style style:name="T8" style:family="text">
      <style:text-properties fo:font-weight="bold" officeooo:rsid="003af28e" style:font-weight-asian="bold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20b3b4" style:font-style-asian="normal" style:font-style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20b3b4" style:font-style-asian="normal" style:font-weight-asian="normal" style:font-style-complex="normal" style:font-weight-complex="normal"/>
    </style:style>
    <style:style style:name="T13" style:family="text">
      <style:text-properties fo:color="#808080" loext:opacity="100%" fo:font-style="normal" style:font-style-asian="normal" style:font-style-complex="normal"/>
    </style:style>
    <style:style style:name="T14" style:family="text">
      <style:text-properties officeooo:rsid="002204d6"/>
    </style:style>
    <style:style style:name="T15" style:family="text">
      <style:text-properties officeooo:rsid="0022fd14"/>
    </style:style>
    <style:style style:name="T16" style:family="text">
      <style:text-properties officeooo:rsid="0025b4a4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34857b" style:font-style-asian="italic" style:font-style-complex="italic"/>
    </style:style>
    <style:style style:name="T19" style:family="text">
      <style:text-properties fo:font-style="italic" officeooo:rsid="0038ab24" style:font-style-asian="italic" style:font-style-complex="italic"/>
    </style:style>
    <style:style style:name="T20" style:family="text">
      <style:text-properties fo:font-style="italic" officeooo:rsid="003a418d" style:font-style-asian="italic" style:font-style-complex="italic"/>
    </style:style>
    <style:style style:name="T21" style:family="text">
      <style:text-properties fo:font-style="italic" officeooo:rsid="003caf73" style:font-style-asian="italic" style:font-style-complex="italic"/>
    </style:style>
    <style:style style:name="T22" style:family="text">
      <style:text-properties fo:font-style="italic" officeooo:rsid="003d8da8" style:font-style-asian="italic" style:font-style-complex="italic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29689d" style:font-weight-asian="normal" style:font-weight-complex="normal"/>
    </style:style>
    <style:style style:name="T26" style:family="text">
      <style:text-properties fo:font-weight="normal" officeooo:rsid="002b3321" style:font-weight-asian="normal" style:font-weight-complex="normal"/>
    </style:style>
    <style:style style:name="T27" style:family="text">
      <style:text-properties officeooo:rsid="002c0a96"/>
    </style:style>
    <style:style style:name="T28" style:family="text">
      <style:text-properties officeooo:rsid="002f0c2c"/>
    </style:style>
    <style:style style:name="T29" style:family="text">
      <style:text-properties officeooo:rsid="00309bc4"/>
    </style:style>
    <style:style style:name="T30" style:family="text">
      <style:text-properties officeooo:rsid="00340d34"/>
    </style:style>
    <style:style style:name="T31" style:family="text">
      <style:text-properties officeooo:rsid="0034857b"/>
    </style:style>
    <style:style style:name="T32" style:family="text">
      <style:text-properties officeooo:rsid="0034d866"/>
    </style:style>
    <style:style style:name="T33" style:family="text">
      <style:text-properties officeooo:rsid="0036963a"/>
    </style:style>
    <style:style style:name="T34" style:family="text">
      <style:text-properties style:text-position="sub 58%" officeooo:rsid="0036963a"/>
    </style:style>
    <style:style style:name="T35" style:family="text">
      <style:text-properties officeooo:rsid="0038ab24"/>
    </style:style>
    <style:style style:name="T36" style:family="text">
      <style:text-properties officeooo:rsid="003a418d"/>
    </style:style>
    <style:style style:name="T37" style:family="text">
      <style:text-properties officeooo:rsid="003af28e"/>
    </style:style>
    <style:style style:name="T38" style:family="text">
      <style:text-properties officeooo:rsid="003b3124"/>
    </style:style>
    <style:style style:name="T39" style:family="text">
      <style:text-properties officeooo:rsid="003caf73"/>
    </style:style>
    <style:style style:name="T40" style:family="text">
      <style:text-properties fo:color="#666666" loext:opacity="100%"/>
    </style:style>
    <style:style style:name="T41" style:family="text">
      <style:text-properties fo:color="#666666" loext:opacity="100%" fo:font-style="normal" style:font-style-asian="normal" style:font-style-complex="normal"/>
    </style:style>
    <style:style style:name="T42" style:family="text">
      <style:text-properties fo:color="#666666" loext:opacity="100%" officeooo:rsid="003caf73"/>
    </style:style>
    <style:style style:name="T43" style:family="text">
      <style:text-properties fo:color="#666666" loext:opacity="100%" fo:font-weight="bold" style:font-weight-asian="bold" style:font-weight-complex="bold"/>
    </style:style>
    <style:style style:name="T44" style:family="text">
      <style:text-properties officeooo:rsid="003d8da8"/>
    </style:style>
    <style:style style:name="T45" style:family="text">
      <style:text-properties officeooo:rsid="003f1fde"/>
    </style:style>
    <style:style style:name="T46" style:family="text">
      <style:text-properties fo:color="#2a6099" loext:opacity="100%" fo:font-weight="bold" style:font-weight-asian="bold" style:font-weight-complex="bold"/>
    </style:style>
    <style:style style:name="T47" style:family="text">
      <style:text-properties fo:color="#00008b" loext:opacity="100%" fo:font-weight="bold" style:font-weight-asian="bold" style:font-weight-complex="bold"/>
    </style:style>
    <style:style style:name="T48" style:family="text">
      <style:text-properties fo:color="#800080" loext:opacity="100%" fo:font-weight="bold" style:font-weight-asian="bold" style:font-weight-complex="bold"/>
    </style:style>
    <style:style style:name="T49" style:family="text">
      <style:text-properties fo:color="#008000" loext:opacity="100%"/>
    </style:style>
    <style:style style:name="T50" style:family="text">
      <style:text-properties fo:color="#ff0000" loext:opacity="100%"/>
    </style:style>
    <style:style style:name="T51" style:family="text">
      <style:text-properties officeooo:rsid="0044d9a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Język PL/PL</text:p>
      <text:p text:style-name="P1"/>
      <text:p text:style-name="P44"><text:tab/>Język PL/PL, jest językiem programowania – PL, ze składnią naśladującą język polski (stąd drugie PL), <text:span text:style-name="T1">i będący w pewnym sensie konceptualnym potomkiem C – językiem mocno typowanym i imperatywnym.</text:span></text:p>
      <text:p text:style-name="P1"/>
      <text:p text:style-name="P3">Podstawowa składnia wewnątrz procedur:</text:p>
      <text:p text:style-name="P58"><text:tab/>Zgodnie z zasadą najmniejszych zaskoczeń, prosta składnia języka, nie odbiega od standardu języków imperatywnych, pochodzącego z C. Właściwie, to jest ona istotnie zbliżona do C, wyjąwszy kwestie wskaźników <text:s/><text:span text:style-name="T39">(</text:span>zamiast nich w PL/PL są referencje i nie ma również <text:span text:style-name="T14">unarnych</text:span> operatorów * i &amp;.<text:span text:style-name="T39">), oraz procedur/funkcji.</text:span></text:p>
      <text:p text:style-name="P58"><text:tab/>Sam kod wewnątrz procedury składa się z instrukcji, oddzielonych średnikami. Białe znaki są ignorowane, prócz tego, że rozdzielają tokeny. Instrukcja może być instrukcja prostą, instrukcja złożoną, <text:span text:style-name="T39">jedną z instrukcji sterujących przepływem sterowania,</text:span> bądź deklaracją.</text:p>
      <text:p text:style-name="P2"/>
      <text:p text:style-name="P3">Deklaracje <text:span text:style-name="T16">obiektów</text:span></text:p>
      <text:p text:style-name="P43">Wszelkie obiekty (prócz anonimowych, pojawiających się w toku obliczania wyrażeń), przed użyciem muszą być zadeklarowane w następujący sposób: &lt;nazwa typu&gt; &lt;identyfikator&gt;;<text:span text:style-name="T9"> <text:s/></text:span><text:span text:style-name="T13">W </text:span><text:span text:style-name="T41">niektórych sytuacjach możliwa jest jeszcze inicjalizacja : </text:span></text:p>
      <text:p text:style-name="P42"><text:span text:style-name="T41">&lt;nazwa typu&gt; &lt;identyfikator&gt; = &lt;dozwolona wartość typu&gt;; </text:span></text:p>
      <text:p text:style-name="P46"><text:span text:style-name="T9"/></text:p>
      <text:p text:style-name="P59">Szarym kolorem oznaczone są opisy elementów języka, które nie są konieczne potrzebne, aby w ogóle funkcjonował, zatem zostaną zaimplementowane w dalszej kolejności podczas jego rozwoju, bądź w razie wystąpienia nieprzewidzianych trudności – wcale.</text:p>
      <text:p text:style-name="P5"/>
      <text:p text:style-name="P5">Identyfikator</text:p>
      <text:p text:style-name="P31">W tym języku identyfikator może składać się ze znaków polskiego alfabetu, małych lub wielkich, i ewentualnie po choć jednym znaku alfabetu, z cyfr. Nazwa taka odnosi się do obiektu, o określonym podczas kompilacji typie.</text:p>
      <text:p text:style-name="P5"/>
      <text:p text:style-name="P5">Typy</text:p>
      <text:p text:style-name="P8">W tym języku typy dzielą się zasadniczo na typy atomiczne (proste) i referencje.</text:p>
      <text:p text:style-name="P8"/>
      <text:p text:style-name="P5">Typy atomiczne</text:p>
      <text:p text:style-name="P8">są podyktowane powszechn<text:span text:style-name="T39">ą</text:span> architekturą sprzętu i przyzwyczajeniami. </text:p>
      <text:p text:style-name="P4"><text:span text:style-name="T10">z</text:span><text:span text:style-name="T9">nak</text:span><text:span text:style-name="T11"> – to 8 bitów – char, </text:span><text:span text:style-name="T12">z literałami typu ‘ł’, ‘a’</text:span></text:p>
      <text:p text:style-name="P8"><text:span text:style-name="T2">całk</text:span> <text:s/>- 32 bity – int, ze standardowa arytmetyką</text:p>
      <text:p text:style-name="P49"><text:span text:style-name="T2">rzeczyw</text:span> – 32 bity – IEEE 754 float <text:span text:style-name="T15">i literałami typu 1.2 (separatorem dziesiętnym jest kropka)</text:span></text:p>
      <text:p text:style-name="P8"/>
      <text:p text:style-name="P6">Referencje</text:p>
      <text:p text:style-name="P9">do tablicy – zapewniony operator dostępu do elementu [] - zwraca wartość</text:p>
      <text:p text:style-name="P50">do obiektu – zapewniony selektor (kropka)</text:p>
      <text:p text:style-name="P50">do funkcji – zapewniony operator wywołania - (&lt;argumenty&gt;)</text:p>
      <text:p text:style-name="P9"/>
      <text:p text:style-name="P7">Tablice</text:p>
      <text:p text:style-name="P12">Deklaracja <text:span text:style-name="T17">całk a[7]; </text:span>tworzy tablicę i nazwa <text:span text:style-name="T17">a </text:span>oznacza referencję do niej. Do elementu tablicy dostęp zapewnia operator nawiasów kwadratowych. Nazwa a nie jest równoważna z adresem zerowego elementu (jak w C), nie ma wskaźników <text:span text:style-name="T40">i każda tablica na swym początku przechowuje 32bitowy swój rozmiar, do którego można się dostać (ale nie zmienić) selektorem (kropką), </text:span><text:span text:style-name="T42">na przykład</text:span><text:span text:style-name="T40"> a.</text:span><text:span text:style-name="T43">rozm </text:span><text:span text:style-name="T40">Język </text:span><text:span text:style-name="T42">zatem </text:span><text:span text:style-name="T40">może zapewniać sprawdzanie, czy indeks mieści się w rozmiarze tablicy, za każdym użyciem []. Jako, że nie ma w nim wyjątków, skutkowałoby to zakończeniem programu.</text:span></text:p>
      <text:p text:style-name="P11"><text:soft-page-break/></text:p>
      <text:p text:style-name="P55">Typy złożone</text:p>
      <text:p text:style-name="P51">Przykłady:</text:p>
      <text:p text:style-name="P48"><text:span text:style-name="T24">typ zespolona{</text:span><text:span text:style-name="T25">rzeczyw cz_rzeczywista; rzeczyw cz_zespolona;</text:span><text:span text:style-name="T24">};</text:span></text:p>
      <text:p text:style-name="P47">typ kot{całk wiek=2; rzeczyw wredność=+inf; funkcja zamiaucz = kotomiauczenie};</text:p>
      <text:p text:style-name="P52">pokazują, że struktury definiowane za pomocą słowa kluczowego „typ”, zachowują się bardzo podobnie do „typedef struct” w C, z dodatkiem wartości inicjalizacyjnych; albo do klas w C++.</text:p>
      <text:p text:style-name="P56"><text:span text:style-name="T24"><text:tab/>Deklaracja </text:span><text:span text:style-name="T23">zespolona b;</text:span><text:span text:style-name="T24"> deklaruje w rzeczywistości referencję (pustą), będącą równoważna do </text:span><text:span text:style-name="T23">zespolona b = nic;</text:span><text:span text:style-name="T24"> gdzie </text:span>nic<text:span text:style-name="T24"> jest wyróżnionym literałem. Instancjacja obiektu od</text:span><text:span text:style-name="T26">b</text:span><text:span text:style-name="T24">ywa się konstrukcją w formie: </text:span><text:span text:style-name="T23">zespolona b = nowa zespolona;</text:span><text:span text:style-name="T24"> to znaczy </text:span>nowa<text:span text:style-name="T24"> &lt;nazwa typu&gt;; powoduje utworzenie na stercie nowego obiektu. </text:span>zapomnij &lt;<text:span text:style-name="T24">referencja do obiektu</text:span>&gt;<text:span text:style-name="T24">; powoduje zwolnienie pamięci na stercie.</text:span> </text:p>
      <text:p text:style-name="P35"/>
      <text:p text:style-name="P35">Struktury kontroli przepływu sterowania</text:p>
      <text:p text:style-name="P13">Przykład języka C pokazuje, że do budowania kodu imperatywnego wystarczą w istocie dwie struktury – warunek i pętla, odpowiednio w C if i while. PL/PL zapewnia ten minimalny zbiór.</text:p>
      <text:p text:style-name="P18">Zarys gramatyki prostego kodu imperatywnego:</text:p>
      <text:p text:style-name="P9">&lt;<text:span text:style-name="T27">lista instrukcji</text:span>&gt; :<text:span text:style-name="T27">= &lt;instrukcja&gt;+</text:span></text:p>
      <text:p text:style-name="P15">&lt;<text:span text:style-name="T27">instrukcja</text:span>&gt; :<text:span text:style-name="T27">= &lt;instrukcja wyboru&gt; | &lt;instrukcja pętli&gt; | &lt;instrukcja złożona&gt; | &lt;instrukcja prosta&gt; </text:span><text:span text:style-name="T31">| </text:span><text:span text:style-name="T33">&lt;instrukcja wkroczenia&gt; | &lt;instrukcja powrotu&gt; | </text:span><text:span text:style-name="T31">&lt;deklaracja atomiczna&gt; </text:span></text:p>
      <text:p text:style-name="P10">&lt;<text:span text:style-name="T27">instrukcja wyboru</text:span>&gt; :<text:span text:style-name="T27">= </text:span><text:span text:style-name="T2">jeśli(</text:span>&lt;wyrażenie&gt;<text:span text:style-name="T2">)</text:span>&lt;instrukcja&gt; <text:span text:style-name="T2">inaczej</text:span> &lt;instrukcja&gt;</text:p>
      <text:p text:style-name="P10">&lt;<text:span text:style-name="T27">instrukcja pętli</text:span>&gt; :<text:span text:style-name="T27">= </text:span><text:span text:style-name="T2">dopóki(</text:span>&lt;wyrażenie&gt;<text:span text:style-name="T2">)</text:span>&lt;instrukcja&gt;</text:p>
      <text:p text:style-name="P10">&lt;<text:span text:style-name="T27">instrukcja złożona</text:span>&gt; :<text:span text:style-name="T27">= </text:span><text:span text:style-name="T3">{</text:span><text:span text:style-name="T27">&lt;lista instrukcji&gt;</text:span><text:span text:style-name="T3">}</text:span></text:p>
      <text:p text:style-name="P10">&lt;<text:span text:style-name="T27">instrukcja prosta</text:span>&gt; :<text:span text:style-name="T27">= &lt;wywołanie&gt;</text:span><text:span text:style-name="T3">;</text:span><text:span text:style-name="T27"> | &lt;przypisanie&gt;</text:span><text:span text:style-name="T3">;</text:span></text:p>
      <text:p text:style-name="P10">&lt;<text:span text:style-name="T27">przypisanie</text:span>&gt; :<text:span text:style-name="T27">= &lt;identyfikator&gt; </text:span><text:span text:style-name="T3">=</text:span><text:span text:style-name="T27"> &lt;wyrażenie&gt;</text:span><text:span text:style-name="T3">;</text:span></text:p>
      <text:p text:style-name="P10">&lt;<text:span text:style-name="T33">deklaracja atomiczna</text:span>&gt; :<text:span text:style-name="T33">= &lt;nazwa typu&gt; &lt;identyfikator&gt;</text:span><text:span text:style-name="T6">;</text:span></text:p>
      <text:p text:style-name="P60">Instrukcje wkroczenia i powrotu opisane są później.</text:p>
      <text:p text:style-name="P10"><text:span text:style-name="T3"/></text:p>
      <text:p text:style-name="P36">Wyrażenia</text:p>
      <text:p text:style-name="P19">Wyrażenia mają działać zgodnie z zasadami arytmetyki i z oczekiwaniami (językiem C).</text:p>
      <text:p text:style-name="P19">Zatem <text:span text:style-name="T17">i = 2+7*(2-5*a);</text:span> powinien być poprawnym napisem, o ile <text:span text:style-name="T17">i</text:span> oraz <text:span text:style-name="T21">a</text:span> są typami atomicznymi.</text:p>
      <text:p text:style-name="P19">Na referencjach nie ma zdefiniowanych operacji arytmetycznych, więc ich występowanie bez selektorów ([] dla tablic, <text:span text:style-name="T40">albo kropka dla obiektów</text:span>) jest ograniczone do wywołań funkcji z argumentami odpowiedniego typu i przypisania wartości referencji zwracanych przez funkcje.</text:p>
      <text:p text:style-name="P41">f(a,b,c); a=f(a,b,c);</text:p>
      <text:p text:style-name="P41"/>
      <text:p text:style-name="P37">Operatory</text:p>
      <text:p text:style-name="P37"><text:span text:style-name="T24">arytmetyczne: </text:span>^ * / % + - <text:span text:style-name="T24">(bez % dla liczb zmiennoprzecinkowych),</text:span></text:p>
      <text:p text:style-name="P57"><text:span text:style-name="T24">preinkrementacji, postinkrementacji </text:span>++<text:span text:style-name="T24">, oraz predekrementacji i postdekrementacji </text:span>--</text:p>
      <text:p text:style-name="P20">logiczne: <text:span text:style-name="T2">oraz lub nie </text:span>(AND OR NOT), pracujące na liczbach całkowitych, gdzie 0 – fałsz, 1 – prawda.</text:p>
      <text:p text:style-name="P54">Istnieje operator dwuargumentowy <text:span text:style-name="T2">^</text:span>, w charakterze operator potęgowania, jako że <text:span text:style-name="T44">definiuje się</text:span> operacji bitowych. </text:p>
      <text:p text:style-name="P20"/>
      <text:p text:style-name="P20">&lt;<text:span text:style-name="T28">wyrażenie</text:span>&gt; :<text:span text:style-name="T28">= </text:span><text:span text:style-name="T4">(</text:span><text:span text:style-name="T28">&lt;</text:span><text:span text:style-name="T29">wyrażenie</text:span><text:span text:style-name="T28">&gt;</text:span><text:span text:style-name="T4">) </text:span><text:span text:style-name="T29">|</text:span><text:span text:style-name="T28"> &lt;wyrażenie&gt; &lt;operator dwuargumentowy&gt; &lt;wyrażenie&gt; | &lt;identyfikator (obiektu atomicznego)&gt;</text:span></text:p>
      <text:p text:style-name="P20"/>
      <text:p text:style-name="P38">Procedury i funkcje</text:p>
      <text:p text:style-name="P21"><text:tab/>W tym miejscu opisywany język odchodzi od form obecnie powszechnych, nie posiadając składni definicji funkcji jako takiej. Zdecydowaliśmy się bowiem odkopać archaiczny pomysł, obecny niegdyś w PL/I, czy COBOLu – wielokrotne punkty wejścia (multiple entry points). W tych językach <text:span text:style-name="T30">istniała mniej więcej </text:span><text:span text:style-name="T22">zwyczajna</text:span><text:span text:style-name="T30"> składnia procedury, z nagłówkiem zawierającym nazwę (i </text:span><text:soft-page-break/><text:span text:style-name="T30">informacje o parametrach), a po niej blok kodu, tyle, że w tym kodzie mogło wystąpić </text:span><text:span text:style-name="T31">specjalne słowo kluczowe (ENTRY &lt;nazwa&gt;). Instrukcja CALL &lt;nazwa&gt; powodowała wskoczenie sterowania do funkcji, ale w miejscu zaznaczonym owym </text:span><text:span text:style-name="T44">ENTRY</text:span><text:span text:style-name="T31">, </text:span><text:span text:style-name="T44">a </text:span><text:span text:style-name="T31">nie na początku.</text:span></text:p>
      <text:p text:style-name="P21"><text:tab/><text:span text:style-name="T31">Można sobie oczywiście wyobrazić, że jeśli istnieje byt zwany funkcją, z jednym punktem wejścia i wieloma punktami wyjścia (wieloma instrukcjami powrotu, </text:span><text:span text:style-name="T18">return</text:span><text:span text:style-name="T31">), to możliwe jest opisanie bytu posiadającego wiele punktów wejściowych, czy też wkroczenia sterowania, bez wyróżniania jakiegokolwiek z nich. Taki model jest realizowany w języku PL/PL.</text:span></text:p>
      <text:p text:style-name="P21"><text:tab/><text:span text:style-name="T31">Najogólniejszym stopniem organizacji kodu jest </text:span><text:span text:style-name="T44">zatem</text:span><text:span text:style-name="T31"> pojedynczy, ograniczony nawiasami </text:span><text:span text:style-name="T33">(wąsatymi) </text:span><text:span text:style-name="T31">blok kodu, z zaznaczeniem, jaki typ zwracany jest przy powrocie z niego – gdyby różne instrukcje powrotu zwracały różne typy, powstałby ciężko rozwiązywalny bałagan.</text:span></text:p>
      <text:p text:style-name="P23">Ogólna składnia zatem <text:span text:style-name="T44">przyjmuje postać</text:span>:</text:p>
      <text:p text:style-name="P10"><text:span text:style-name="T2">procedura</text:span> <text:span text:style-name="T31">(</text:span><text:span text:style-name="T2">-&gt;</text:span> &lt;nazwa typu (zwracanego)&gt;<text:span text:style-name="T31">)?</text:span> {&lt;<text:span text:style-name="T31">lista instrukcji</text:span>&gt;}</text:p>
      <text:p text:style-name="P22">Nawias przed strzałką, <text:span text:style-name="T32">po którym następuje znak zapytania jest tu elementem metajęzyka, żeby opisać, że kiedy procedura nic nie zwraca, strzałka i nazwa typu nie są potrzebne. Na przykład:</text:span></text:p>
      <text:p text:style-name="P17"><text:span text:style-name="T2">procedura</text:span> -<text:span text:style-name="T2">&gt; </text:span><text:span text:style-name="T5">całk</text:span> {&lt;<text:span text:style-name="T33">lista instrukcji</text:span>&gt;}</text:p>
      <text:p text:style-name="P17"><text:span text:style-name="T2">procedura</text:span> {<text:span text:style-name="T32">&lt;</text:span><text:span text:style-name="T33">lista instrukcji</text:span><text:span text:style-name="T32">&gt;</text:span>} - <text:span text:style-name="T33">nic nie zwraca.</text:span></text:p>
      <text:p text:style-name="P17"><text:tab/><text:span text:style-name="T44">Celem zaznaczenia punktów wejścia i wyjścia, i</text:span><text:span text:style-name="T33">stnieją dwie wyróżnione instrukcje:</text:span></text:p>
      <text:p text:style-name="P17">&lt;<text:span text:style-name="T33">instrukcja powrotu</text:span>&gt; :<text:span text:style-name="T33">= </text:span><text:span text:style-name="T6">zwróć(</text:span><text:span text:style-name="T33">&lt;identyfikator </text:span><text:span text:style-name="T34">(o typie zgodnym z sygnaturą na górze procedury)</text:span><text:span text:style-name="T33">&gt;</text:span><text:span text:style-name="T6">);</text:span></text:p>
      <text:p text:style-name="P17">&lt;<text:span text:style-name="T33">instrukcja wkroczenia</text:span>&gt; :<text:span text:style-name="T33">= </text:span><text:span text:style-name="T6">zacznij </text:span><text:span text:style-name="T33">&lt;identyfikator </text:span><text:span text:style-name="T34">– nazwa „funkcji”</text:span><text:span text:style-name="T33">&gt;</text:span><text:span text:style-name="T6">(</text:span><text:span text:style-name="T33">&lt;lista parametrów formalnych&gt;</text:span><text:span text:style-name="T6">);</text:span></text:p>
      <text:p text:style-name="P24"><text:tab/>Instrukcja powrotu, działa zgodnie z obyczajem, <text:span text:style-name="T35">umożliwiając powrót sterowania do procedury wywołującej, zabierając ze sobą wartość zwracaną.</text:span></text:p>
      <text:p text:style-name="P24"><text:tab/><text:span text:style-name="T35">Instrukcja wkroczenia jest jakoby deklaracją funkcji – </text:span><text:span text:style-name="T7">zacznij </text:span><text:span text:style-name="T35">f(</text:span><text:span text:style-name="T7">całk</text:span><text:span text:style-name="T35"> a);</text:span><text:span text:style-name="T7"> </text:span><text:span text:style-name="T35">sprawia, że w globalnej przestrzeni naz pojawia się</text:span><text:span text:style-name="T19"> referencja do wkroczenia</text:span><text:span text:style-name="T35">, pod nazwą f. Można zatem, z dowolnego miejsca wywołać f(7); Sterowanie wkroczy do funkcji, w miejscu oznaczonym przez odpowiednie </text:span><text:span text:style-name="T7">zacznij</text:span><text:span text:style-name="T35">, skopiuje wartości przekazanych parametrów do zmiennych lokalnych i będzie wykonywać kod procedury, do napotkania instrukcji </text:span><text:span text:style-name="T7">zwróć</text:span><text:span text:style-name="T35">, ignorując (przeskakując) wszystkie kolejno napotkane instrukcje wkroczenia.</text:span></text:p>
      <text:p text:style-name="P24"><text:tab/><text:span text:style-name="T35">Procedura z</text:span><text:span text:style-name="T19"> n </text:span><text:span text:style-name="T35">punktami </text:span><text:span text:style-name="T44">wejścia</text:span><text:span text:style-name="T35"> i pewną liczbą punktów wyjścia, jeśli się zastanowić, równoważna jest </text:span><text:span text:style-name="T19">n</text:span><text:span text:style-name="T35"> zwyczajnym funkcjom, z fragmentami (lub większością) nakładającego się kodu. Z tego też powodu, </text:span><text:span text:style-name="T19">referencję do wkroczenia</text:span><text:span text:style-name="T35">, </text:span><text:span text:style-name="T36">można </text:span><text:span text:style-name="T44">istotnie </text:span><text:span text:style-name="T36">nazwać </text:span><text:span text:style-name="T20">funkcją</text:span><text:span text:style-name="T36">.</text:span></text:p>
      <text:p text:style-name="P53"><text:tab/>Zatem konstrukcja <text:span text:style-name="T2">funkcja</text:span> g = policzPoleTrójkąta; jest bliska <text:span text:style-name="T44">znaczeniowo </text:span>wskaźnikowi na funkcję w C i zachowujemy słowo kluczowe <text:span text:style-name="T2">funkcja</text:span> w tym kontekście, chociaż nazwę <text:span text:style-name="T17">policzPoleTrójkąta, </text:span>należałoby określić ściślej mianem nazwy punktu wejścia/wkroczenia, jako że musiała zostać zadeklarowana gdzieś indziej instrukcją postaci np.:<text:span text:style-name="T2"> </text:span></text:p>
      <text:p text:style-name="P53"><text:span text:style-name="T2">zacznij </text:span>policzPoleTrójkąta(<text:span text:style-name="T2">rzeczyw </text:span>a, <text:span text:style-name="T2">rzeczyw </text:span>h);<text:span text:style-name="T2"> </text:span></text:p>
      <text:p text:style-name="P25"><text:span text:style-name="T2"/></text:p>
      <text:p text:style-name="P39">Przykład<text:span text:style-name="T44">y</text:span> procedur:</text:p>
      <text:p text:style-name="P26"><text:span text:style-name="T2">procedura -&gt;</text:span> <text:span text:style-name="T2">całk</text:span></text:p>
      <text:p text:style-name="P26">{</text:p>
      <text:p text:style-name="P26"><text:s text:c="4"/><text:span text:style-name="T2">całk</text:span> w;</text:p>
      <text:p text:style-name="P26"><text:s text:c="4"/><text:span text:style-name="T2">zacznij</text:span> proporcjonalna(<text:span text:style-name="T2">całk</text:span> a, <text:span text:style-name="T2">całk</text:span> x);</text:p>
      <text:p text:style-name="P26"><text:s text:c="4"/><text:span text:style-name="T2">całk</text:span> b=0;</text:p>
      <text:p text:style-name="P26"><text:s text:c="4"/><text:span text:style-name="T2">zacznij</text:span> liniowa(<text:span text:style-name="T2">całk</text:span> a, <text:span text:style-name="T2">całk</text:span> b, <text:span text:style-name="T2">całk</text:span> x);</text:p>
      <text:p text:style-name="P26"><text:s text:c="4"/>w = a*x+b;</text:p>
      <text:p text:style-name="P26"><text:s text:c="4"/><text:span text:style-name="T2">jeśli</text:span>(a&lt;0)</text:p>
      <text:p text:style-name="P26"><text:s text:c="4"/>{</text:p>
      <text:p text:style-name="P26"><text:s text:c="8"/>pisz("Funkcja zwraca liczbe ujemną");</text:p>
      <text:p text:style-name="P26"><text:s text:c="8"/><text:span text:style-name="T2">zwróć</text:span>(w);</text:p>
      <text:p text:style-name="P26"><text:s text:c="4"/>}</text:p>
      <text:p text:style-name="P26"><text:s text:c="4"/><text:span text:style-name="T2">inaczej</text:span>{piszf("Funkcja zwraca %d", w); <text:span text:style-name="T2">zwróć</text:span>(w);}</text:p>
      <text:p text:style-name="P26">}</text:p>
      <text:p text:style-name="P26"><text:soft-page-break/><text:tab/>Powyższa procedura ilustruje opisaną składnię, dając jeden z prostszych przykładów jej wykorzystania, do zapewnienia ekwiwalentu parametrów domyślnych. Postulujemy również, jeśli nie sprawi to technicznych problemów, możliwość przeładowania nazw funkcji/wkroczeń (identyfikację nie tylko po nazwie, ale też po typach parametrów), co uczyniłoby tę składnię może nawet użyteczną.</text:p>
      <text:p text:style-name="P26"><text:tab/><text:span text:style-name="T38">Chwila uwagi pozwala zauważyć problem wymagający doprecyzowania - czy linie:</text:span></text:p>
      <text:p text:style-name="P27"><text:span text:style-name="T2"><text:tab/><text:tab/><text:tab/><text:tab/>całk</text:span> b=0;</text:p>
      <text:p text:style-name="P28"><text:span text:style-name="T2"><text:tab/><text:tab/><text:tab/><text:tab/>zacznij</text:span> liniowa(<text:span text:style-name="T2">całk</text:span> a, <text:span text:style-name="T2">całk</text:span> b, <text:span text:style-name="T2">całk</text:span> x); </text:p>
      <text:p text:style-name="P28"><text:span text:style-name="T38">zawierają redeklarację zmiennej b?</text:span></text:p>
      <text:p text:style-name="P29">Rozwiązaniem tego problemu byłby sztywny wymóg zgromadzenia deklaracji na początku procedury i usunięcie nazw typów z list parametrów: </text:p>
      <text:p text:style-name="P29"><text:span text:style-name="T2">całk</text:span> a,b,x;<text:span text:style-name="T37"> </text:span><text:span text:style-name="T8">zacznij</text:span><text:span text:style-name="T37"> proporcjonalna(a,x); </text:span>b=0; <text:span text:style-name="T8">zacznij</text:span><text:span text:style-name="T37"> liniowa(a,b,x);</text:span></text:p>
      <text:p text:style-name="P29">co pozostaje opcją, w razie trudności implementacyjnych, zdecydowaliśmy się jednak przyjąć zasadę pozwalającą na pseudo – redeklarację, jeśli typ się zgadza i jest ona umieszczona na liście parametrów <text:span text:style-name="T44">(a nie w ciągu instrukcji).</text:span></text:p>
      <text:p text:style-name="P29">Zatem <text:span text:style-name="T2">całk a; zacznij </text:span>f(<text:span text:style-name="T2">całk</text:span> a); <text:span text:style-name="T2">zacznij</text:span> f(<text:span text:style-name="T2">całk</text:span> a, <text:span text:style-name="T2">całk</text:span> b); jest konstrukcją dozwoloną, ale</text:p>
      <text:p text:style-name="P29"><text:span text:style-name="T2">zacznij </text:span>f(<text:span text:style-name="T2">całk</text:span> a); <text:span text:style-name="T2">całk a; </text:span><text:s/><text:span text:style-name="T2">zacznij</text:span> f(<text:span text:style-name="T2">całk</text:span> a, <text:span text:style-name="T2">całk</text:span> b); albo </text:p>
      <text:p text:style-name="P29"><text:span text:style-name="T2">zacznij</text:span> f(<text:span text:style-name="T2">całk</text:span> a, <text:span text:style-name="T2">całk</text:span> b); <text:span text:style-name="T2">całk a; zacznij </text:span>f(<text:span text:style-name="T2">całk</text:span> a); już nie są dozwolone, ponieważ następuje w obu ostatnich przypadkach powtórna deklaracja, niebędąca częścią listy parametrów. </text:p>
      <text:p text:style-name="P30"><text:tab/><text:span text:style-name="T45">W powyższym przykładzie istnieje tylko jedna zmienna a (deklaracja na liście formalnej umieszcza identyfikator w przestrzeni nazw całej procedury, niezależnie od zagnieżdżenia), w odróżnieniu, od konstrukcji znanej z C:</text:span></text:p>
      <text:p text:style-name="P30"><text:span text:style-name="T45"><text:tab/>int a=2; </text:span></text:p>
      <text:p text:style-name="P30"><text:span text:style-name="T45"><text:tab/>{</text:span></text:p>
      <text:p text:style-name="P30"><text:span text:style-name="T45"><text:tab/><text:tab/>int a=3;</text:span></text:p>
      <text:p text:style-name="P30"><text:span text:style-name="T45"><text:tab/>}</text:span></text:p>
      <text:p text:style-name="P32">która, jak sądzimy, też powinna zostać zachowana w opisywanym języku.</text:p>
      <text:p text:style-name="P33"/>
      <text:p text:style-name="P40">Przykład programu:</text:p>
      <text:p text:style-name="P61"><text:span text:style-name="T47">procedura</text:span> -&gt; <text:span text:style-name="T48">całk</text:span></text:p>
      <text:p text:style-name="P61">{</text:p>
      <text:p text:style-name="P61"><text:s text:c="4"/><text:span text:style-name="T48">całk</text:span> odp;</text:p>
      <text:p text:style-name="P61"><text:s text:c="4"/><text:span text:style-name="T47">zacznij</text:span> <text:span text:style-name="T49">ack</text:span>(<text:span text:style-name="T48">całk</text:span> m, <text:span text:style-name="T48">całk</text:span> n);</text:p>
      <text:p text:style-name="P61"><text:s text:c="4"/><text:span text:style-name="T47">jeśli</text:span>(m==0){odp = n+1;}</text:p>
      <text:p text:style-name="P61"><text:s text:c="4"/><text:span text:style-name="T47">inaczej</text:span> <text:span text:style-name="T47">jeśli</text:span>(n==0){odp = <text:span text:style-name="T49">ack</text:span>(m-1, 1);}</text:p>
      <text:p text:style-name="P61"><text:s text:c="4"/><text:span text:style-name="T47">inaczej</text:span>{odp = <text:span text:style-name="T49">ack</text:span>(m-1, <text:span text:style-name="T49">ack</text:span>(m,n-1));}</text:p>
      <text:p text:style-name="P61"><text:s text:c="4"/><text:span text:style-name="T47">zwróć</text:span>(odp);</text:p>
      <text:p text:style-name="P61">}</text:p>
      <text:p text:style-name="P61"/>
      <text:p text:style-name="P62">procedura</text:p>
      <text:p text:style-name="P61">{</text:p>
      <text:p text:style-name="P61"><text:s text:c="4"/><text:span text:style-name="T48">całk</text:span> i,j;</text:p>
      <text:p text:style-name="P61"><text:s text:c="4"/><text:span text:style-name="T47">zacznij</text:span> <text:span text:style-name="T47">program</text:span>();</text:p>
      <text:p text:style-name="P61"><text:s text:c="4"/>i=0;</text:p>
      <text:p text:style-name="P61"><text:s text:c="4"/><text:span text:style-name="T47">dopóki</text:span>(i&lt;3)</text:p>
      <text:p text:style-name="P61"><text:s text:c="4"/>{</text:p>
      <text:p text:style-name="P61"><text:s text:c="8"/>j=0;</text:p>
      <text:p text:style-name="P61"><text:s text:c="8"/><text:span text:style-name="T47">dopóki</text:span>(j&lt;3)</text:p>
      <text:p text:style-name="P61"><text:s text:c="8"/>{</text:p>
      <text:p text:style-name="P61"><text:s text:c="12"/><text:span text:style-name="T49">piszf</text:span>(<text:span text:style-name="T50">"Wartość funkcji Ackermana(%d, %d) to %d\n"</text:span>, <text:tab/><text:tab/><text:tab/><text:tab/>i,j,<text:span text:style-name="T49">ack</text:span>(i,j));</text:p>
      <text:p text:style-name="P61"><text:s text:c="12"/>j++;</text:p>
      <text:p text:style-name="P61"><text:s text:c="8"/>}</text:p>
      <text:p text:style-name="P61"><text:s text:c="8"/>i++;</text:p>
      <text:p text:style-name="P61"><text:s text:c="4"/>}</text:p>
      <text:p text:style-name="P61">}</text:p>
      <text:p text:style-name="P40"/>
      <text:p text:style-name="P34">Jak widać, zacznij program(); nadaje się na oznaczenie punktu wejścia do programu, <text:span text:style-name="T51">a osobliwa składnia procedur/wielo-funkcji łatwo redukuje się do równoważnika zwykłych funkcji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6T08:00:01.873000000</meta:creation-date>
    <dc:date>2022-03-16T21:15:46.408000000</dc:date>
    <meta:editing-duration>PT6H7M31S</meta:editing-duration>
    <meta:editing-cycles>24</meta:editing-cycles>
    <meta:generator>LibreOffice/7.1.0.3$Windows_X86_64 LibreOffice_project/f6099ecf3d29644b5008cc8f48f42f4a40986e4c</meta:generator>
    <meta:document-statistic meta:table-count="0" meta:image-count="0" meta:object-count="0" meta:page-count="4" meta:paragraph-count="129" meta:word-count="1462" meta:character-count="11001" meta:non-whitespace-character-count="9436"/>
  </office:meta>
</office:document-meta>
</file>